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8.222cm"/>
    </style:style>
    <style:style style:name="gr4" style:family="graphic" style:parent-style-name="standard">
      <style:graphic-properties draw:stroke="none" draw:fill="none" fo:min-height="2.878cm"/>
    </style:style>
    <style:style style:name="gr5" style:family="graphic" style:parent-style-name="standard">
      <style:graphic-properties draw:stroke="none" draw:fill="none" fo:min-height="7.399cm"/>
    </style:style>
    <style:style style:name="gr6" style:family="graphic" style:parent-style-name="Обычный_5f_2_5f_2_5f_1">
      <style:graphic-properties draw:stroke="none" draw:fill="none" fo:min-height="13.302cm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0.4cm"/>
    </style:style>
    <style:style style:name="pr5" style:family="presentation" style:parent-style-name="Inspiration-subtitle">
      <style:graphic-properties draw:textarea-vertical-align="top" fo:min-height="8.891cm"/>
    </style:style>
    <style:style style:name="pr6" style:family="presentation" style:parent-style-name="Inspiration-subtitle">
      <style:graphic-properties draw:textarea-vertical-align="top" fo:min-height="11.431cm"/>
    </style:style>
    <style:style style:name="pr7" style:family="presentation" style:parent-style-name="Inspiration-subtitle">
      <style:graphic-properties draw:textarea-vertical-align="top" fo:min-height="6.986cm"/>
    </style:style>
    <style:style style:name="pr8" style:family="presentation" style:parent-style-name="Inspiration-subtitle">
      <style:graphic-properties draw:textarea-vertical-align="top" fo:min-height="14.606cm"/>
    </style:style>
    <style:style style:name="pr9" style:family="presentation" style:parent-style-name="Inspiration-subtitle">
      <style:graphic-properties draw:textarea-vertical-align="top" fo:min-height="3.246cm"/>
    </style:style>
    <style:style style:name="pr10" style:family="presentation" style:parent-style-name="Inspiration-subtitle">
      <style:graphic-properties draw:textarea-vertical-align="top" fo:min-height="9.526cm"/>
    </style:style>
    <style:style style:name="pr11" style:family="presentation" style:parent-style-name="Inspiration-subtitle">
      <style:graphic-properties draw:textarea-vertical-align="top" fo:min-height="13.971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style:font-name="Droid Sans Mono"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1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weight="normal" style:font-weight-asian="normal" style:font-weight-complex="normal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fo:font-weight="normal" style:font-weight-asian="normal" style:font-weight-complex="normal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roid Sans Mono" fo:font-size="10pt" style:font-size-asian="10pt" style:font-size-complex="10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fo:font-size="18pt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1" style:family="text">
      <style:text-properties fo:font-size="20pt" style:text-underline-style="none" style:font-size-asian="20pt" style:font-size-complex="20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4: <text:s/></text:span></text:p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5" draw:layer="layout" svg:width="24.4cm" svg:height="11.431cm" svg:x="1.2cm" svg:y="4.4cm">
          <draw:text-box>
            <text:p><text:span text:style-name="T6">обработка текстов на естественом языке, </text:span></text:p>
            <text:p><text:span text:style-name="T6">natural language processing (NLP)</text:span></text:p>
            <text:p><text:span text:style-name="T6">с помощью </text:span><text:span text:style-name="T7">частотного анализа</text:span></text:p>
            <text:p text:style-name="P2"><text:span text:style-name="T8"/></text:p>
            <text:p text:style-name="P2"><text:span text:style-name="T8"/></text:p>
            <text:p text:style-name="P3"><text:span text:style-name="T8"/></text:p>
            <text:p text:style-name="P2"><text:span text:style-name="T9">сортировка</text:span><text:span text:style-name="T8"> по заданным темам</text:span></text:p>
            <text:p text:style-name="P2"><text:span text:style-name="T8"/></text:p>
            <text:p text:style-name="P3"><text:span text:style-name="T8">определение авторства</text:span></text:p>
            <text:p text:style-name="P3"><text:span text:style-name="T8"/></text:p>
            <text:p text:style-name="P3"><text:span text:style-name="T8">поиск похожих текстов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текст должен содержать слова в достаточном количестве</text:span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5" draw:layer="layout" svg:width="19.2cm" svg:height="8.891cm" svg:x="3.2cm" svg:y="4.154cm">
          <draw:text-box>
            <text:p><text:span text:style-name="T8"/></text:p>
            <text:p><text:span text:style-name="T6">система обработки текстов</text:span></text:p>
            <text:p><text:span text:style-name="T6"/></text:p>
            <text:p><text:span text:style-name="T8"/></text:p>
            <text:p><text:span text:style-name="T8">подбор текстов для обучения</text:span></text:p>
            <text:p><text:span text:style-name="T8"/></text:p>
            <text:p text:style-name="P2"><text:span text:style-name="T8">извлечение признаков из текста</text:span></text:p>
            <text:p text:style-name="P2"><text:span text:style-name="T8"/></text:p>
            <text:p text:style-name="P2"><text:span text:style-name="T8">обучение модели ML</text:span></text:p>
            <text:p text:style-name="P2"><text:span text:style-name="T8"/></text:p>
            <text:p text:style-name="P2"><text:span text:style-name="T8">тестирование результата</text:span></text:p>
            <text:p text:style-name="P2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5" draw:layer="layout" svg:width="19.2cm" svg:height="11.43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8"/></text:p>
            <text:p text:style-name="P2"><text:span text:style-name="T8">токенизация</text:span></text:p>
            <text:p text:style-name="P2"><text:span text:style-name="T8"/></text:p>
            <text:p text:style-name="P2"><text:span text:style-name="T8">очистка</text:span></text:p>
            <text:p text:style-name="P2"><text:span text:style-name="T8"/></text:p>
            <text:p text:style-name="P2"><text:span text:style-name="T8">составление словаря</text:span></text:p>
            <text:p text:style-name="P2"><text:span text:style-name="T8"/></text:p>
            <text:p text:style-name="P2"><text:span text:style-name="T8">частотный анализ текстов по словарю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( bag of words, BoW)</text:span></text:p>
            <text:p text:style-name="P2"><text:span text:style-name="T8"/></text:p>
            <text:p text:style-name="P2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5" draw:layer="layout" svg:width="19.2cm" svg:height="6.98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токенизация</text:span></text:p>
            <text:p text:style-name="P2"><text:span text:style-name="T8"/></text:p>
            <text:p text:style-name="P2"><text:span text:style-name="T8"/></text:p>
            <text:p text:style-name="P2"><text:span text:style-name="T8">разбиения текста на отдельные слова</text:span></text:p>
            <text:p text:style-name="P2"><text:span text:style-name="T8">и/или словосочетания</text:span></text:p>
            <text:p text:style-name="P2"><text:span text:style-name="T8"/></text:p>
            <text:p text:style-name="P2"><text:span text:style-name="T8"/></text:p>
            <text:p text:style-name="P2"><text:span text:style-name="T8">n-gram - последовательность из n слов</text:span></text:p>
          </draw:text-box>
        </draw:frame>
        <draw:frame draw:style-name="gr2" draw:text-style-name="P7" draw:layer="layout" svg:width="18.983cm" svg:height="3.199cm" svg:x="4.617cm" svg:y="15.4cm">
          <draw:text-box>
            <text:p><text:span text:style-name="T10">Законодательная дума Хабаровского края (duma.khv.ru)</text:span></text:p>
            <text:p><text:span text:style-name="T10"/></text:p>
            <text:p><text:span text:style-name="T10">[ 'Законодательная', 'дума', 'Хабаровского', 'края', '(duma.khv.ru)' 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9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>очистка</text:span></text:p>
            <text:p text:style-name="P2"><text:span text:style-name="T8"/></text:p>
            <text:p text:style-name="P2"><text:span text:style-name="T8">зависит от задачи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лемматизация - приведение слов к нормальному виду</text:span></text:p>
            <text:p text:style-name="P2"><text:span text:style-name="T11">или</text:span></text:p>
            <text:p text:style-name="P2"><text:span text:style-name="T8">стеминг - выделение основ слов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8"><text:span text:style-name="T8">удаление стоп-слов (предлоги и т.п.)</text:span></text:p>
            <text:p text:style-name="P8"><text:span text:style-name="T8"/></text:p>
            <text:p text:style-name="P8"><text:span text:style-name="T8"/></text:p>
            <text:p text:style-name="P8"><text:span text:style-name="T8">удаление лишних символов (знаки препинания и т.п.)</text:span></text:p>
            <text:p text:style-name="P8"><text:span text:style-name="T8">«смайлики» - отдельное слово</text:span></text:p>
            <text:p text:style-name="P8"><text:span text:style-name="T8"/></text:p>
            <text:p text:style-name="P2"><text:span text:style-name="T8"/></text:p>
            <text:p text:style-name="P2"><text:span text:style-name="T8">преобразование чисел, интернет ссылок и т.п.</text:span></text:p>
            <text:p text:style-name="P2"><text:span text:style-name="T8"/></text:p>
            <text:p text:style-name="P4"><text:span text:style-name="T8"/></text:p>
          </draw:text-box>
        </draw:frame>
        <draw:frame draw:style-name="gr3" draw:text-style-name="P10" draw:layer="layout" svg:width="4.642cm" svg:height="8.472cm" svg:x="20.558cm" svg:y="10.728cm">
          <draw:text-box>
            <text:p text:style-name="P4"><text:span text:style-name="T12">[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последн',</text:span></text:p>
            <text:p text:style-name="P4"><text:span text:style-name="T12"><text:s/></text:span><text:span text:style-name="T12">'перед',</text:span></text:p>
            <text:p text:style-name="P4"><text:span text:style-name="T12"><text:s/></text:span><text:span text:style-name="T12">'каникул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digit',</text:span></text:p>
          </draw:text-box>
        </draw:frame>
        <draw:frame draw:style-name="gr4" draw:text-style-name="P10" draw:layer="layout" svg:width="8.4cm" svg:height="3.128cm" svg:x="18.8cm" svg:y="6.4cm">
          <draw:text-box>
            <text:p text:style-name="P4"><text:span text:style-name="T12">Законодательная дума Хабаровского края (duma.khv.ru) Состоялось</text:span></text:p>
            <text:p text:style-name="P4"><text:span text:style-name="T12">очередное заседание Думы На последнем перед каникулами очередном заседании</text:span></text:p>
            <text:p text:style-name="P4"><text:span text:style-name="T12">Законодательной Думы Хабаровского края, состоявшемся 28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5" draw:layer="layout" svg:width="19.2cm" svg:height="3.24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8"/></text:p>
            <text:p text:style-name="P2"><text:span text:style-name="T8">из очищенного текста извлекаем словарь</text:span></text:p>
          </draw:text-box>
        </draw:frame>
        <draw:frame draw:style-name="gr5" draw:text-style-name="P10" draw:layer="layout" svg:width="4.312cm" svg:height="7.649cm" svg:x="10.2cm" svg:y="10.6cm">
          <draw:text-box>
            <text:p text:style-name="P4"><text:span text:style-name="T12">[</text:span></text:p>
            <text:p text:style-name="P4"><text:span text:style-name="T12"><text:s/></text:span><text:span text:style-name="T12">'digit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администрац',</text:span></text:p>
            <text:p text:style-name="P4"><text:span text:style-name="T12"><text:s/></text:span><text:span text:style-name="T12">'большинств',</text:span></text:p>
            <text:p text:style-name="P4"><text:span text:style-name="T12"><text:s/></text:span><text:span text:style-name="T12">'бурн',</text:span></text:p>
            <text:p text:style-name="P4"><text:span text:style-name="T12"><text:s/></text:span><text:span text:style-name="T12">'бюджетн',</text:span></text:p>
            <text:p text:style-name="P4"><text:span text:style-name="T12"><text:s/></text:span><text:span text:style-name="T12">'верхнебуреинск',</text:span></text:p>
            <text:p text:style-name="P4"><text:span text:style-name="T12"><text:s/></text:span><text:span text:style-name="T12">'власт',</text:span></text:p>
            <text:p text:style-name="P4"><text:span text:style-name="T12"><text:s/></text:span><text:span text:style-name="T12">'возьмет',</text:span></text:p>
            <text:p text:style-name="P4"><text:span text:style-name="T12"><text:s/></text:span><text:span text:style-name="T12">'войдет',</text:span></text:p>
            <text:p text:style-name="P4"><text:span text:style-name="T12"><text:s/></text:span><text:span text:style-name="T12">'вопрос',</text:span></text:p>
            <text:p text:style-name="P4"><text:span text:style-name="T12"><text:s/></text:span><text:span text:style-name="T12">'врем',</text:span></text:p>
            <text:p text:style-name="P4"><text:span text:style-name="T12"><text:s/></text:span><text:span text:style-name="T12">'втор',</text:span></text:p>
            <text:p text:style-name="P4"><text:span text:style-name="T12"><text:s/></text:span><text:span text:style-name="T12">'вызва',</text:span></text:p>
            <text:p text:style-name="P4"><text:span text:style-name="T12"><text:s/></text:span><text:span text:style-name="T12">'год', </text:span></text:p>
            <text:p text:style-name="P4"><text:span text:style-name="T12"><text:s text:c="2"/></text:span><text:span text:style-name="T12">...</text:span></text:p>
            <text:p text:style-name="P4"><text:span text:style-name="T12">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5" draw:layer="layout" svg:width="21.8cm" svg:height="9.52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/></text:p>
            <text:p text:style-name="P8"><text:span text:style-name="T8"/></text:p>
            <text:p text:style-name="P2"><text:span text:style-name="T8">текст должен содержать слова в достаточном количеств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5" draw:layer="layout" svg:width="21.8cm" svg:height="9.52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>значения x зависят от размера текста t,</text:span></text:p>
            <text:p text:style-name="P2"><text:span text:style-name="T8">чем больше текст тем больше повторов</text:span></text:p>
            <text:p text:style-name="P2"><text:span text:style-name="T8"/></text:p>
            <text:p text:style-name="P2"><text:span text:style-name="T8">нормализованны частотный анализ (TF, term frequency)</text:span></text:p>
            <text:p text:style-name="P2"><text:span text:style-name="T8">значения частоты x делятся на общее число слов в тексте t.</text:span></text:p>
            <text:p text:style-name="P2"><text:span text:style-name="T8"/></text:p>
            <text:p text:style-name="P2"><text:span text:style-name="T8">TF(t,V) = x(t,V) / size(t)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1" draw:text-style-name="P5" draw:layer="layout" svg:width="21.8cm" svg:height="13.971cm" svg:x="3.2cm" svg:y="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 </text:span></text:p>
            <text:p text:style-name="P2"><text:span text:style-name="T8"/></text:p>
            <text:p text:style-name="P2"><text:span text:style-name="T8"><text:s/></text:span><text:span text:style-name="T8">коэффициент обратной частоты (IDF, inverse document frequency)</text:span></text:p>
            <text:p text:style-name="P2"><text:span text:style-name="T8">чем чаще встречается слово тем меньше значение его IDF</text:span></text:p>
            <text:p text:style-name="P2"><text:span text:style-name="T8"/></text:p>
            <text:p text:style-name="P2"><text:span text:style-name="T13">IDF(v) = log size(T) / size( T(</text:span><text:span text:style-name="T8">v) <text:s/>)</text:span></text:p>
            <text:p text:style-name="P2"><text:span text:style-name="T8"/></text:p>
            <text:p text:style-name="P2"><text:span text:style-name="T8">количество текстов T </text:span></text:p>
            <text:p text:style-name="P2"><text:span text:style-name="T8">разделить на</text:span></text:p>
            <text:p text:style-name="P2"><text:span text:style-name="T13">количество текстов T содержащих слово </text:span><text:span text:style-name="T8">v</text:span></text:p>
            <text:p text:style-name="P2"><text:span text:style-name="T8"/></text:p>
            <text:p text:style-name="P2"><text:span text:style-name="T8">TF-IDF(t,T,v) = TF(t,v) * IDF(v,T)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11"/></text:p>
            <text:p text:style-name="P2"><text:span text:style-name="T11">хэш-векторизация</text:span></text:p>
            <text:p text:style-name="P2"><text:span text:style-name="T15"/></text:p>
            <text:p text:style-name="P2"><text:span text:style-name="T15">заменяем слова на их хэш ограниченной длины</text:span></text:p>
            <text:p text:style-name="P2"><text:span text:style-name="T15"/></text:p>
            <text:p text:style-name="P2"><text:span text:style-name="T15">сокращаем размер словаря </text:span></text:p>
            <text:p text:style-name="P2"><text:span text:style-name="T15">и число признаков</text:span></text:p>
            <text:p text:style-name="P2"><text:span text:style-name="T15"/></text:p>
            <text:p text:style-name="P2"><text:span text:style-name="T15">экономия ресурсов для больших датасетов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4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13" draw:layer="layout" svg:width="21.8cm" svg:height="14.606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4"><text:span text:style-name="T16">поиск похожих текстов</text:span><text:span text:style-name="T13"> </text:span><text:span text:style-name="T9">- кластеризация </text:span></text:p>
            <text:p text:style-name="P12"><text:span text:style-name="T9">собир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выполняем кластеризацию (размечаем тексты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6" draw:text-style-name="P15" draw:layer="layout" svg:width="25.8cm" svg:height="13.552cm" svg:x="1.4cm" svg:y="4.6cm">
          <draw:text-box>
            <text:p><text:span text:style-name="T17">Лите</text:span><text:span text:style-name="T17">рату</text:span><text:span text:style-name="T17">ра</text:span></text:p>
            <text:p><text:span text:style-name="T18"/></text:p>
            <text:p><text:span text:style-name="T18"/></text:p>
            <text:p><text:span text:style-name="T18">git </text:span><text:span text:style-name="T18">clone </text:span><text:span text:style-name="T19">https://</text:span><text:span text:style-name="T19">github.</text:span><text:span text:style-name="T19">com/m</text:span><text:span text:style-name="T19">echano</text:span><text:span text:style-name="T19">id5/ml_</text:span><text:span text:style-name="T19">lectori</text:span><text:span text:style-name="T19">um.git</text:span></text:p>
            <text:p><text:span text:style-name="T18"/></text:p>
            <text:p><text:span text:style-name="T18"/></text:p>
            <text:p><text:span text:style-name="T18">Евгени</text:span><text:span text:style-name="T18">й </text:span><text:span text:style-name="T18">Борис</text:span><text:span text:style-name="T18">ов <text:s text:c="2"/></text:span><text:span text:style-name="T18">Автом</text:span><text:span text:style-name="T18">атизир</text:span><text:span text:style-name="T18">ованн</text:span><text:span text:style-name="T18">ая </text:span><text:span text:style-name="T18">обраб</text:span><text:span text:style-name="T18">отка </text:span><text:span text:style-name="T18">тексто</text:span><text:span text:style-name="T18">в на </text:span><text:span text:style-name="T18">естест</text:span><text:span text:style-name="T18">венно</text:span><text:span text:style-name="T18">м </text:span><text:span text:style-name="T18">языке, </text:span><text:span text:style-name="T18">с </text:span><text:span text:style-name="T18">исполь</text:span><text:span text:style-name="T18">зовани</text:span><text:span text:style-name="T18">ем </text:span><text:span text:style-name="T18">инстру</text:span><text:span text:style-name="T18">менто</text:span><text:span text:style-name="T18">в </text:span><text:span text:style-name="T18">языка </text:span><text:span text:style-name="T20">Python </text:span><text:span text:style-name="T20">http://</text:span><text:span text:style-name="T20">mecha</text:span><text:span text:style-name="T20">noid.ki</text:span><text:span text:style-name="T20">ev.ua/</text:span><text:span text:style-name="T20">ml-</text:span><text:span text:style-name="T20">text-</text:span><text:span text:style-name="T20">proc.ht</text:span><text:span text:style-name="T20">ml</text:span></text:p>
            <text:p><text:span text:style-name="T20"/></text:p>
            <text:p><text:span text:style-name="T20"/></text:p>
            <text:p><text:span text:style-name="T15">Sebasti</text:span><text:span text:style-name="T15">an </text:span><text:span text:style-name="T15">Raschka </text:span><text:span text:style-name="T15">Python </text:span><text:span text:style-name="T15">Machine </text:span><text:span text:style-name="T15">Learnin</text:span><text:span text:style-name="T15">g - </text:span><text:span text:style-name="T15">Packt </text:span><text:span text:style-name="T15">Publishi</text:span><text:span text:style-name="T15">ng Ltd, </text:span><text:span text:style-name="T15">2015</text:span></text:p>
            <text:p><text:span text:style-name="T21"/></text:p>
            <text:p><text:span text:style-name="T20"/></text:p>
            <text:p><text:span text:style-name="T20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</text:span><text:span text:style-name="T5">ный </text:span><text:span text:style-name="T5">анали</text:span><text:span text:style-name="T5">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2" draw:text-style-name="P16" draw:layer="layout" svg:width="25.199cm" svg:height="15.2cm" svg:x="1.4cm" svg:y="4cm" presentation:class="subtitle" presentation:user-transformed="true">
          <draw:text-box>
            <text:p text:style-name="P2"><text:span text:style-name="T22">Вопросы ?</text:span></text:p>
          </draw:text-box>
        </draw:frame>
        <draw:frame draw:style-name="gr7" draw:text-style-name="P1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8" draw:text-style-name="P1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9" draw:text-style-name="P1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0" draw:text-style-name="P19" draw:layer="layout" svg:width="19.2cm" svg:height="13.36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">sklearn.datasets</text:p>
            <text:p text:style-name="P2">UCI Repository</text:p>
            <text:p text:style-name="P2">kaggle</text:p>
            <text:p text:style-name="P2"><text:span text:style-name="T23">www.ruscorpora.ru</text:span></text:p>
            <text:p text:style-name="P2"><text:span text:style-name="T24"/></text:p>
            <text:p text:style-name="P2"><text:span text:style-name="T1">задание</text:span></text:p>
            <text:list text:style-name="L2">
              <text:list-header>
                <text:p text:style-name="P4"><text:span text:style-name="T25"/></text:p>
              </text:list-header>
              <text:list-item>
                <text:p>применить TF-IDF для кластеризации</text:p>
              </text:list-item>
              <text:list-item>
                <text:p text:style-name="P18">применить HashingVectorizer для кластеризации</text:p>
              </text:list-item>
              <text:list-item>
                <text:p>применить методы на других наборах текстов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частотный анализ : </text:span><text:span text:style-name="T26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9:29:02.218949087</dc:date>
    <meta:editing-duration>P2DT12H12M31S</meta:editing-duration>
    <meta:editing-cycles>624</meta:editing-cycles>
    <meta:generator>LibreOffice/6.1.3.2$Linux_X86_64 LibreOffice_project/10$Build-2</meta:generator>
    <meta:document-statistic meta:object-count="115"/>
  </office:meta>
</office:document-meta>
</file>